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22.99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.00.00</text:date>, <text:time style:data-style-name="N2" text:time-value="18:51:01.6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5T18:53:56.697000000</dc:date>
    <meta:print-date>2006-09-05T16:08:04</meta:print-date>
    <meta:editing-duration>PT20M</meta:editing-duration>
    <meta:editing-cycles>7</meta:editing-cycles>
    <meta:generator>LibreOfficeDev/5.4.0.0.alpha0$Windows_x86 LibreOffice_project/b962413f67a80683868fe5b613bc13f5c5d2cd7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3cm" svg:height="8.785cm" xlink:href=".." xlink:type="simple" chart:class="chart:bar" chart:style-name="ch1">
        <chart:title svg:x="9.371cm" svg:y="0.309cm" chart:style-name="ch2">
          <text:p>Annaul Revenue</text:p>
        </chart:title>
        <chart:legend svg:x="19.223cm" svg:y="2.9cm" style:legend-expansion="custom" chartooo:width="2.902cm" chartooo:height="2.607cm" style:legend-expansion-aspect-ratio="1.11315688530878" chart:style-name="ch3"/>
        <chart:plot-area chart:style-name="ch4" table:cell-range-address="Mo_példa_06_a.D9:Mo_példa_06_a.G14" chart:data-source-has-labels="both" svg:x="1.279cm" svg:y="1.173cm" svg:width="17.505cm" svg:height="6.771cm">
          <chartooo:coordinate-region svg:x="3.673cm" svg:y="1.346cm" svg:width="15.111cm" svg:height="6.004cm"/>
          <chart:axis chart:dimension="x" chart:name="primary-x" chart:style-name="ch5" chartooo:axis-type="auto">
            <chartooo:date-scale/>
            <chart:title svg:x="9.431cm" svg:y="8.119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0.325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b962413f67a80683868fe5b613bc13f5c5d2cd7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